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/>
      <table:table table:name="Dados" table:style-name="ta1">
        <table:table-column table:style-name="co1" table:number-columns-repeated="5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Submission_Id</text:p>
          </table:table-cell>
          <table:table-cell office:value-type="string" calcext:value-type="string">
            <text:p>Problrm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ubmission_Tim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6803729" calcext:value-type="float">
            <text:p>6803729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Famílias de Troia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date" office:date-value="2017-04-25T19:36:15" calcext:value-type="date">
            <text:p>25/04/17 19:36</text:p>
          </table:table-cell>
        </table:table-row>
        <table:table-row table:style-name="ro1">
          <table:table-cell office:value-type="float" office:value="6360280" calcext:value-type="float">
            <text:p>6360280</text:p>
          </table:table-cell>
          <table:table-cell office:value-type="float" office:value="2334" calcext:value-type="float">
            <text:p>2334</text:p>
          </table:table-cell>
          <table:table-cell office:value-type="string" calcext:value-type="string">
            <text:p>Patinhos</text:p>
          </table:table-cell>
          <table:table-cell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date" office:date-value="2017-03-18T16:55:20" calcext:value-type="date">
            <text:p>18/03/17 16:55</text:p>
          </table:table-cell>
        </table:table-row>
        <table:table-row table:style-name="ro1">
          <table:table-cell office:value-type="float" office:value="6359915" calcext:value-type="float">
            <text:p>635991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Jornada nas Estrelas</text:p>
          </table:table-cell>
          <table:table-cell office:value-type="string" calcext:value-type="string">
            <text:p>C</text:p>
          </table:table-cell>
          <table:table-cell office:value-type="float" office:value="156" calcext:value-type="float">
            <text:p>156</text:p>
          </table:table-cell>
          <table:table-cell office:value-type="date" office:date-value="2017-03-18T16:29:02" calcext:value-type="date">
            <text:p>18/03/17 16:29</text:p>
          </table:table-cell>
        </table:table-row>
        <table:table-row table:style-name="ro1">
          <table:table-cell office:value-type="float" office:value="6292668" calcext:value-type="float">
            <text:p>6292668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Batalha de Pomekon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2T18:21:00" calcext:value-type="date">
            <text:p>12/03/17 18:21</text:p>
          </table:table-cell>
        </table:table-row>
        <table:table-row table:style-name="ro1">
          <table:table-cell office:value-type="float" office:value="6292326" calcext:value-type="float">
            <text:p>6292326</text:p>
          </table:table-cell>
          <table:table-cell office:value-type="float" office:value="2311" calcext:value-type="float">
            <text:p>2311</text:p>
          </table:table-cell>
          <table:table-cell office:value-type="string" calcext:value-type="string">
            <text:p>Saltos Ornamentai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2T17:38:33" calcext:value-type="date">
            <text:p>12/03/17 17:38</text:p>
          </table:table-cell>
        </table:table-row>
        <table:table-row table:style-name="ro1">
          <table:table-cell office:value-type="float" office:value="6291522" calcext:value-type="float">
            <text:p>6291522</text:p>
          </table:table-cell>
          <table:table-cell office:value-type="float" office:value="2242" calcext:value-type="float">
            <text:p>2242</text:p>
          </table:table-cell>
          <table:table-cell office:value-type="string" calcext:value-type="string">
            <text:p>Huaauhahhuaha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2T16:17:49" calcext:value-type="date">
            <text:p>12/03/17 16:17</text:p>
          </table:table-cell>
        </table:table-row>
        <table:table-row table:style-name="ro1">
          <table:table-cell office:value-type="float" office:value="6290756" calcext:value-type="float">
            <text:p>6290756</text:p>
          </table:table-cell>
          <table:table-cell office:value-type="float" office:value="2235" calcext:value-type="float">
            <text:p>2235</text:p>
          </table:table-cell>
          <table:table-cell office:value-type="string" calcext:value-type="string">
            <text:p>Andando no Temp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2T14:50:11" calcext:value-type="date">
            <text:p>12/03/17 14:50</text:p>
          </table:table-cell>
        </table:table-row>
        <table:table-row table:style-name="ro1">
          <table:table-cell office:value-type="float" office:value="6290711" calcext:value-type="float">
            <text:p>6290711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Cachorros-Quente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2T14:43:46" calcext:value-type="date">
            <text:p>12/03/17 14:43</text:p>
          </table:table-cell>
        </table:table-row>
        <table:table-row table:style-name="ro1">
          <table:table-cell office:value-type="float" office:value="6290624" calcext:value-type="float">
            <text:p>6290624</text:p>
          </table:table-cell>
          <table:table-cell office:value-type="float" office:value="2167" calcext:value-type="float">
            <text:p>2167</text:p>
          </table:table-cell>
          <table:table-cell office:value-type="string" calcext:value-type="string">
            <text:p>Falha do Moto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2T14:31:12" calcext:value-type="date">
            <text:p>12/03/17 14:31</text:p>
          </table:table-cell>
        </table:table-row>
        <table:table-row table:style-name="ro1">
          <table:table-cell office:value-type="float" office:value="6290238" calcext:value-type="float">
            <text:p>6290238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Fibonacci Rápid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2T13:32:02" calcext:value-type="date">
            <text:p>12/03/17 13:32</text:p>
          </table:table-cell>
        </table:table-row>
        <table:table-row table:style-name="ro1">
          <table:table-cell office:value-type="float" office:value="6290165" calcext:value-type="float">
            <text:p>6290165</text:p>
          </table:table-cell>
          <table:table-cell office:value-type="float" office:value="2163" calcext:value-type="float">
            <text:p>2163</text:p>
          </table:table-cell>
          <table:table-cell office:value-type="string" calcext:value-type="string">
            <text:p>O Despertar da Força</text:p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date" office:date-value="2017-03-12T13:21:26" calcext:value-type="date">
            <text:p>12/03/17 13:21</text:p>
          </table:table-cell>
        </table:table-row>
        <table:table-row table:style-name="ro1">
          <table:table-cell office:value-type="float" office:value="6289657" calcext:value-type="float">
            <text:p>6289657</text:p>
          </table:table-cell>
          <table:table-cell office:value-type="float" office:value="2160" calcext:value-type="float">
            <text:p>2160</text:p>
          </table:table-cell>
          <table:table-cell office:value-type="string" calcext:value-type="string">
            <text:p>Nome no Formulári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2T12:03:50" calcext:value-type="date">
            <text:p>12/03/17 12:03</text:p>
          </table:table-cell>
        </table:table-row>
        <table:table-row table:style-name="ro1">
          <table:table-cell office:value-type="float" office:value="6289522" calcext:value-type="float">
            <text:p>6289522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Picos e Vale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2T11:44:37" calcext:value-type="date">
            <text:p>12/03/17 11:44</text:p>
          </table:table-cell>
        </table:table-row>
        <table:table-row table:style-name="ro1">
          <table:table-cell office:value-type="float" office:value="6284635" calcext:value-type="float">
            <text:p>6284635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Pepe, Já Tirei a Vela!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1T16:39:40" calcext:value-type="date">
            <text:p>11/03/17 16:39</text:p>
          </table:table-cell>
        </table:table-row>
        <table:table-row table:style-name="ro1">
          <table:table-cell office:value-type="float" office:value="6284529" calcext:value-type="float">
            <text:p>6284529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A Volta do Rada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1T16:27:40" calcext:value-type="date">
            <text:p>11/03/17 16:27</text:p>
          </table:table-cell>
        </table:table-row>
        <table:table-row table:style-name="ro1">
          <table:table-cell office:value-type="float" office:value="6284141" calcext:value-type="float">
            <text:p>6284141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Procurando Subsequência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1T15:51:24" calcext:value-type="date">
            <text:p>11/03/17 15:51</text:p>
          </table:table-cell>
        </table:table-row>
        <table:table-row table:style-name="ro1">
          <table:table-cell office:value-type="float" office:value="6279905" calcext:value-type="float">
            <text:p>6279905</text:p>
          </table:table-cell>
          <table:table-cell office:value-type="float" office:value="2139" calcext:value-type="float">
            <text:p>2139</text:p>
          </table:table-cell>
          <table:table-cell office:value-type="string" calcext:value-type="string">
            <text:p>Natal de Pedrinh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1T09:52:10" calcext:value-type="date">
            <text:p>11/03/17 09:52</text:p>
          </table:table-cell>
        </table:table-row>
        <table:table-row table:style-name="ro1">
          <table:table-cell office:value-type="float" office:value="6277591" calcext:value-type="float">
            <text:p>6277591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Triângulo de Pasca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0T22:11:40" calcext:value-type="date">
            <text:p>10/03/17 22:11</text:p>
          </table:table-cell>
        </table:table-row>
        <table:table-row table:style-name="ro1">
          <table:table-cell office:value-type="float" office:value="6277578" calcext:value-type="float">
            <text:p>6277578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Paridad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0T22:10:53" calcext:value-type="date">
            <text:p>10/03/17 22:10</text:p>
          </table:table-cell>
        </table:table-row>
        <table:table-row table:style-name="ro1">
          <table:table-cell office:value-type="float" office:value="6277489" calcext:value-type="float">
            <text:p>6277489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date" office:date-value="2017-03-10T22:07:44" calcext:value-type="date">
            <text:p>10/03/17 22:07</text:p>
          </table:table-cell>
        </table:table-row>
        <table:table-row table:style-name="ro1">
          <table:table-cell office:value-type="float" office:value="6277420" calcext:value-type="float">
            <text:p>6277420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Triângulo de Pasca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0T22:03:45" calcext:value-type="date">
            <text:p>10/03/17 22:03</text:p>
          </table:table-cell>
        </table:table-row>
        <table:table-row table:style-name="ro1">
          <table:table-cell office:value-type="float" office:value="6276633" calcext:value-type="float">
            <text:p>6276633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Feliz Nataaal!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10T21:18:23" calcext:value-type="date">
            <text:p>10/03/17 21:18</text:p>
          </table:table-cell>
        </table:table-row>
        <table:table-row table:style-name="ro1">
          <table:table-cell office:value-type="float" office:value="6254798" calcext:value-type="float">
            <text:p>6254798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Reservatório de Me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09T00:04:40" calcext:value-type="date">
            <text:p>09/03/17 00:04</text:p>
          </table:table-cell>
        </table:table-row>
        <table:table-row table:style-name="ro1">
          <table:table-cell office:value-type="float" office:value="6254726" calcext:value-type="float">
            <text:p>625472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tação Científic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7-03-08T23:52:06" calcext:value-type="date">
            <text:p>08/03/17 23:52</text:p>
          </table:table-cell>
        </table:table-row>
        <table:table-row table:style-name="ro1">
          <table:table-cell office:value-type="float" office:value="5879949" calcext:value-type="float">
            <text:p>5879949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Borboletas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date" office:date-value="2016-12-21T18:29:43" calcext:value-type="date">
            <text:p>21/12/16 18:29</text:p>
          </table:table-cell>
        </table:table-row>
        <table:table-row table:style-name="ro1">
          <table:table-cell office:value-type="float" office:value="5879841" calcext:value-type="float">
            <text:p>5879841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Base 3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2-21T17:56:26" calcext:value-type="date">
            <text:p>21/12/16 17:56</text:p>
          </table:table-cell>
        </table:table-row>
        <table:table-row table:style-name="ro1">
          <table:table-cell office:value-type="float" office:value="5876446" calcext:value-type="float">
            <text:p>5876446</text:p>
          </table:table-cell>
          <table:table-cell office:value-type="float" office:value="2165" calcext:value-type="float">
            <text:p>2165</text:p>
          </table:table-cell>
          <table:table-cell office:value-type="string" calcext:value-type="string">
            <text:p>Tuitand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2-20T21:29:15" calcext:value-type="date">
            <text:p>20/12/16 21:29</text:p>
          </table:table-cell>
        </table:table-row>
        <table:table-row table:style-name="ro1">
          <table:table-cell office:value-type="float" office:value="5876331" calcext:value-type="float">
            <text:p>5876331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Número Aproximado de Primo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2-20T20:35:55" calcext:value-type="date">
            <text:p>20/12/16 20:35</text:p>
          </table:table-cell>
        </table:table-row>
        <table:table-row table:style-name="ro1">
          <table:table-cell office:value-type="float" office:value="5876321" calcext:value-type="float">
            <text:p>5876321</text:p>
          </table:table-cell>
          <table:table-cell office:value-type="float" office:value="2161" calcext:value-type="float">
            <text:p>2161</text:p>
          </table:table-cell>
          <table:table-cell office:value-type="string" calcext:value-type="string">
            <text:p>Raiz Quadrada de 1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2-20T20:31:01" calcext:value-type="date">
            <text:p>20/12/16 20:31</text:p>
          </table:table-cell>
        </table:table-row>
        <table:table-row table:style-name="ro1">
          <table:table-cell office:value-type="float" office:value="5876314" calcext:value-type="float">
            <text:p>5876314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Raiz Quadrada de 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2-20T20:29:05" calcext:value-type="date">
            <text:p>20/12/16 20:29</text:p>
          </table:table-cell>
        </table:table-row>
        <table:table-row table:style-name="ro1">
          <table:table-cell office:value-type="float" office:value="5876218" calcext:value-type="float">
            <text:p>5876218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date" office:date-value="2016-12-20T19:50:07" calcext:value-type="date">
            <text:p>20/12/16 19:50</text:p>
          </table:table-cell>
        </table:table-row>
        <table:table-row table:style-name="ro1">
          <table:table-cell office:value-type="float" office:value="5876202" calcext:value-type="float">
            <text:p>5876202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Galopeir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2-20T19:45:40" calcext:value-type="date">
            <text:p>20/12/16 19:45</text:p>
          </table:table-cell>
        </table:table-row>
        <table:table-row table:style-name="ro1">
          <table:table-cell office:value-type="float" office:value="5869425" calcext:value-type="float">
            <text:p>5869425</text:p>
          </table:table-cell>
          <table:table-cell office:value-type="float" office:value="2440" calcext:value-type="float">
            <text:p>2440</text:p>
          </table:table-cell>
          <table:table-cell office:value-type="string" calcext:value-type="string">
            <text:p>Famílias de Troia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date" office:date-value="2016-12-19T08:49:16" calcext:value-type="date">
            <text:p>19/12/16 08:49</text:p>
          </table:table-cell>
        </table:table-row>
        <table:table-row table:style-name="ro1">
          <table:table-cell office:value-type="float" office:value="5856588" calcext:value-type="float">
            <text:p>5856588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Estradas Escuras</text:p>
          </table:table-cell>
          <table:table-cell office:value-type="string" calcext:value-type="string">
            <text:p>C++</text:p>
          </table:table-cell>
          <table:table-cell office:value-type="float" office:value="136" calcext:value-type="float">
            <text:p>136</text:p>
          </table:table-cell>
          <table:table-cell office:value-type="date" office:date-value="2016-12-15T20:26:39" calcext:value-type="date">
            <text:p>15/12/16 20:26</text:p>
          </table:table-cell>
        </table:table-row>
        <table:table-row table:style-name="ro1">
          <table:table-cell office:value-type="float" office:value="5856291" calcext:value-type="float">
            <text:p>585629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Azulejo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date" office:date-value="2016-12-15T19:33:11" calcext:value-type="date">
            <text:p>15/12/16 19:33</text:p>
          </table:table-cell>
        </table:table-row>
        <table:table-row table:style-name="ro1">
          <table:table-cell office:value-type="float" office:value="5855910" calcext:value-type="float">
            <text:p>5855910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Mesa da Sra. Montagny!</text:p>
          </table:table-cell>
          <table:table-cell office:value-type="string" calcext:value-type="string">
            <text:p>C</text:p>
          </table:table-cell>
          <table:table-cell office:value-type="float" office:value="384" calcext:value-type="float">
            <text:p>384</text:p>
          </table:table-cell>
          <table:table-cell office:value-type="date" office:date-value="2016-12-15T18:45:43" calcext:value-type="date">
            <text:p>15/12/16 18:45</text:p>
          </table:table-cell>
        </table:table-row>
        <table:table-row table:style-name="ro1">
          <table:table-cell office:value-type="float" office:value="5576063" calcext:value-type="float">
            <text:p>557606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riptografia</text:p>
          </table:table-cell>
          <table:table-cell office:value-type="string" calcext:value-type="string">
            <text:p>C</text:p>
          </table:table-cell>
          <table:table-cell office:value-type="float" office:value="136" calcext:value-type="float">
            <text:p>136</text:p>
          </table:table-cell>
          <table:table-cell office:value-type="date" office:date-value="2016-11-03T00:11:15" calcext:value-type="date">
            <text:p>03/11/16 00:11</text:p>
          </table:table-cell>
        </table:table-row>
        <table:table-row table:style-name="ro1">
          <table:table-cell office:value-type="float" office:value="5563126" calcext:value-type="float">
            <text:p>5563126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Cifra de César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date" office:date-value="2016-11-01T09:24:02" calcext:value-type="date">
            <text:p>01/11/16 09:24</text:p>
          </table:table-cell>
        </table:table-row>
        <table:table-row table:style-name="ro1">
          <table:table-cell office:value-type="float" office:value="5561923" calcext:value-type="float">
            <text:p>5561923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Um-Dois-Trê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1-01T00:05:17" calcext:value-type="date">
            <text:p>01/11/16 00:05</text:p>
          </table:table-cell>
        </table:table-row>
        <table:table-row table:style-name="ro1">
          <table:table-cell office:value-type="float" office:value="5479157" calcext:value-type="float">
            <text:p>5479157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O Bravo Guerreiro Hashmat</text:p>
          </table:table-cell>
          <table:table-cell office:value-type="string" calcext:value-type="string">
            <text:p>C</text:p>
          </table:table-cell>
          <table:table-cell office:value-type="float" office:value="116" calcext:value-type="float">
            <text:p>116</text:p>
          </table:table-cell>
          <table:table-cell office:value-type="date" office:date-value="2016-10-20T00:32:40" calcext:value-type="date">
            <text:p>20/10/16 00:32</text:p>
          </table:table-cell>
        </table:table-row>
        <table:table-row table:style-name="ro1">
          <table:table-cell office:value-type="float" office:value="5479128" calcext:value-type="float">
            <text:p>547912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omingo de Manhã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0-20T00:23:17" calcext:value-type="date">
            <text:p>20/10/16 00:23</text:p>
          </table:table-cell>
        </table:table-row>
        <table:table-row table:style-name="ro1">
          <table:table-cell office:value-type="float" office:value="5465808" calcext:value-type="float">
            <text:p>5465808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Roteadore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0-18T09:10:00" calcext:value-type="date">
            <text:p>18/10/16 09:10</text:p>
          </table:table-cell>
        </table:table-row>
        <table:table-row table:style-name="ro1">
          <table:table-cell office:value-type="float" office:value="5444300" calcext:value-type="float">
            <text:p>5444300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Volta à Faculdade de Física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date" office:date-value="2016-10-14T15:03:28" calcext:value-type="date">
            <text:p>14/10/16 15:03</text:p>
          </table:table-cell>
        </table:table-row>
        <table:table-row table:style-name="ro1">
          <table:table-cell office:value-type="float" office:value="5444225" calcext:value-type="float">
            <text:p>544422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Divisibilidade Por 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0-14T14:57:27" calcext:value-type="date">
            <text:p>14/10/16 14:57</text:p>
          </table:table-cell>
        </table:table-row>
        <table:table-row table:style-name="ro1">
          <table:table-cell office:value-type="float" office:value="5444102" calcext:value-type="float">
            <text:p>544410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Embaralhand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0-14T14:46:29" calcext:value-type="date">
            <text:p>14/10/16 14:46</text:p>
          </table:table-cell>
        </table:table-row>
        <table:table-row table:style-name="ro1">
          <table:table-cell office:value-type="float" office:value="5443968" calcext:value-type="float">
            <text:p>5443968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Zero vale Zer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0-14T14:30:32" calcext:value-type="date">
            <text:p>14/10/16 14:30</text:p>
          </table:table-cell>
        </table:table-row>
        <table:table-row table:style-name="ro1">
          <table:table-cell office:value-type="float" office:value="5443794" calcext:value-type="float">
            <text:p>5443794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Instruções do Robô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0-14T14:10:44" calcext:value-type="date">
            <text:p>14/10/16 14:10</text:p>
          </table:table-cell>
        </table:table-row>
        <table:table-row table:style-name="ro1">
          <table:table-cell office:value-type="float" office:value="5443709" calcext:value-type="float">
            <text:p>5443709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Duas Nota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0-14T14:00:27" calcext:value-type="date">
            <text:p>14/10/16 14:00</text:p>
          </table:table-cell>
        </table:table-row>
        <table:table-row table:style-name="ro1">
          <table:table-cell office:value-type="float" office:value="5442061" calcext:value-type="float">
            <text:p>5442061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Fórmula 1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date" office:date-value="2016-10-14T10:23:26" calcext:value-type="date">
            <text:p>14/10/16 10:23</text:p>
          </table:table-cell>
        </table:table-row>
        <table:table-row table:style-name="ro1">
          <table:table-cell office:value-type="float" office:value="5439095" calcext:value-type="float">
            <text:p>5439095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Pontos de Feno</text:p>
          </table:table-cell>
          <table:table-cell office:value-type="string" calcext:value-type="string">
            <text:p>C++</text:p>
          </table:table-cell>
          <table:table-cell office:value-type="float" office:value="88" calcext:value-type="float">
            <text:p>88</text:p>
          </table:table-cell>
          <table:table-cell office:value-type="date" office:date-value="2016-10-13T21:24:31" calcext:value-type="date">
            <text:p>13/10/16 21:24</text:p>
          </table:table-cell>
        </table:table-row>
        <table:table-row table:style-name="ro1">
          <table:table-cell office:value-type="float" office:value="5390250" calcext:value-type="float">
            <text:p>5390250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O Teorema de Pitágora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0-06T15:53:44" calcext:value-type="date">
            <text:p>06/10/16 15:53</text:p>
          </table:table-cell>
        </table:table-row>
        <table:table-row table:style-name="ro1">
          <table:table-cell office:value-type="float" office:value="5390102" calcext:value-type="float">
            <text:p>5390102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Jogo do Tijol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0-06T15:37:08" calcext:value-type="date">
            <text:p>06/10/16 15:37</text:p>
          </table:table-cell>
        </table:table-row>
        <table:table-row table:style-name="ro1">
          <table:table-cell office:value-type="float" office:value="5389948" calcext:value-type="float">
            <text:p>5389948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Blob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0-06T15:20:18" calcext:value-type="date">
            <text:p>06/10/16 15:20</text:p>
          </table:table-cell>
        </table:table-row>
        <table:table-row table:style-name="ro1">
          <table:table-cell office:value-type="float" office:value="5387783" calcext:value-type="float">
            <text:p>5387783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Funções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date" office:date-value="2016-10-06T11:33:30" calcext:value-type="date">
            <text:p>06/10/16 11:33</text:p>
          </table:table-cell>
        </table:table-row>
        <table:table-row table:style-name="ro1">
          <table:table-cell office:value-type="float" office:value="5387673" calcext:value-type="float">
            <text:p>5387673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Trigo no Tabuleir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0-06T11:22:51" calcext:value-type="date">
            <text:p>06/10/16 11:22</text:p>
          </table:table-cell>
        </table:table-row>
        <table:table-row table:style-name="ro1">
          <table:table-cell office:value-type="float" office:value="5386629" calcext:value-type="float">
            <text:p>5386629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ribo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0-06T09:39:42" calcext:value-type="date">
            <text:p>06/10/16 09:39</text:p>
          </table:table-cell>
        </table:table-row>
        <table:table-row table:style-name="ro1">
          <table:table-cell office:value-type="float" office:value="5386620" calcext:value-type="float">
            <text:p>5386620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Avance as Letra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0-06T09:39:01" calcext:value-type="date">
            <text:p>06/10/16 09:39</text:p>
          </table:table-cell>
        </table:table-row>
        <table:table-row table:style-name="ro1">
          <table:table-cell office:value-type="float" office:value="5386606" calcext:value-type="float">
            <text:p>5386606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Figurinhas</text:p>
          </table:table-cell>
          <table:table-cell office:value-type="string" calcext:value-type="string">
            <text:p>C</text:p>
          </table:table-cell>
          <table:table-cell office:value-type="float" office:value="36" calcext:value-type="float">
            <text:p>36</text:p>
          </table:table-cell>
          <table:table-cell office:value-type="date" office:date-value="2016-10-06T09:37:24" calcext:value-type="date">
            <text:p>06/10/16 09:37</text:p>
          </table:table-cell>
        </table:table-row>
        <table:table-row table:style-name="ro1">
          <table:table-cell office:value-type="float" office:value="5368966" calcext:value-type="float">
            <text:p>5368966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alas Separada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10-04T11:47:12" calcext:value-type="date">
            <text:p>04/10/16 11:47</text:p>
          </table:table-cell>
        </table:table-row>
        <table:table-row table:style-name="ro1">
          <table:table-cell office:value-type="float" office:value="5368467" calcext:value-type="float">
            <text:p>5368467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Ir e Vir</text:p>
          </table:table-cell>
          <table:table-cell office:value-type="string" calcext:value-type="string">
            <text:p>C</text:p>
          </table:table-cell>
          <table:table-cell office:value-type="float" office:value="72" calcext:value-type="float">
            <text:p>72</text:p>
          </table:table-cell>
          <table:table-cell office:value-type="date" office:date-value="2016-10-04T10:37:10" calcext:value-type="date">
            <text:p>04/10/16 10:37</text:p>
          </table:table-cell>
        </table:table-row>
        <table:table-row table:style-name="ro1">
          <table:table-cell office:value-type="float" office:value="5347470" calcext:value-type="float">
            <text:p>5347470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Ir e Vir</text:p>
          </table:table-cell>
          <table:table-cell office:value-type="string" calcext:value-type="string">
            <text:p>C</text:p>
          </table:table-cell>
          <table:table-cell office:value-type="float" office:value="960" calcext:value-type="float">
            <text:p>960</text:p>
          </table:table-cell>
          <table:table-cell office:value-type="date" office:date-value="2016-10-01T17:12:28" calcext:value-type="date">
            <text:p>01/10/16 17:12</text:p>
          </table:table-cell>
        </table:table-row>
        <table:table-row table:style-name="ro1">
          <table:table-cell office:value-type="float" office:value="5155958" calcext:value-type="float">
            <text:p>5155958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Getline One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date" office:date-value="2016-09-09T23:57:08" calcext:value-type="date">
            <text:p>09/09/16 23:57</text:p>
          </table:table-cell>
        </table:table-row>
        <table:table-row table:style-name="ro1">
          <table:table-cell office:value-type="float" office:value="5150460" calcext:value-type="float">
            <text:p>5150460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Componentes Conexos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date" office:date-value="2016-09-09T13:16:34" calcext:value-type="date">
            <text:p>09/09/16 13:16</text:p>
          </table:table-cell>
        </table:table-row>
        <table:table-row table:style-name="ro1">
          <table:table-cell office:value-type="float" office:value="4636439" calcext:value-type="float">
            <text:p>4636439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Triângulo Trinomia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6-16T22:44:31" calcext:value-type="date">
            <text:p>16/06/16 22:44</text:p>
          </table:table-cell>
        </table:table-row>
        <table:table-row table:style-name="ro1">
          <table:table-cell office:value-type="float" office:value="4636119" calcext:value-type="float">
            <text:p>4636119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Economia Brasileira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date" office:date-value="2016-06-16T21:57:50" calcext:value-type="date">
            <text:p>16/06/16 21:57</text:p>
          </table:table-cell>
        </table:table-row>
        <table:table-row table:style-name="ro1">
          <table:table-cell office:value-type="float" office:value="4619653" calcext:value-type="float">
            <text:p>4619653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Fuso Horári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6-14T16:41:32" calcext:value-type="date">
            <text:p>14/06/16 16:41</text:p>
          </table:table-cell>
        </table:table-row>
        <table:table-row table:style-name="ro1">
          <table:table-cell office:value-type="float" office:value="4619441" calcext:value-type="float">
            <text:p>4619441</text:p>
          </table:table-cell>
          <table:table-cell office:value-type="float" office:value="2061" calcext:value-type="float">
            <text:p>2061</text:p>
          </table:table-cell>
          <table:table-cell office:value-type="string" calcext:value-type="string">
            <text:p>As Abas de Péricle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6-14T16:17:04" calcext:value-type="date">
            <text:p>14/06/16 16:17</text:p>
          </table:table-cell>
        </table:table-row>
        <table:table-row table:style-name="ro1">
          <table:table-cell office:value-type="float" office:value="4619390" calcext:value-type="float">
            <text:p>4619390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Desafio de Bin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6-14T16:09:18" calcext:value-type="date">
            <text:p>14/06/16 16:09</text:p>
          </table:table-cell>
        </table:table-row>
        <table:table-row table:style-name="ro1">
          <table:table-cell office:value-type="float" office:value="4619354" calcext:value-type="float">
            <text:p>4619354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Ímpar, Par ou Roub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6-14T16:03:05" calcext:value-type="date">
            <text:p>14/06/16 16:03</text:p>
          </table:table-cell>
        </table:table-row>
        <table:table-row table:style-name="ro1">
          <table:table-cell office:value-type="float" office:value="4434138" calcext:value-type="float">
            <text:p>4434138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MacPRONALT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5-20T16:15:29" calcext:value-type="date">
            <text:p>20/05/16 16:15</text:p>
          </table:table-cell>
        </table:table-row>
        <table:table-row table:style-name="ro1">
          <table:table-cell office:value-type="float" office:value="4425265" calcext:value-type="float">
            <text:p>4425265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Matriz Quadrada III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5-19T16:05:17" calcext:value-type="date">
            <text:p>19/05/16 16:05</text:p>
          </table:table-cell>
        </table:table-row>
        <table:table-row table:style-name="ro1">
          <table:table-cell office:value-type="float" office:value="4397819" calcext:value-type="float">
            <text:p>4397819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5-16T17:07:38" calcext:value-type="date">
            <text:p>16/05/16 17:07</text:p>
          </table:table-cell>
        </table:table-row>
        <table:table-row table:style-name="ro1">
          <table:table-cell office:value-type="float" office:value="4397730" calcext:value-type="float">
            <text:p>439773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Soma de Fatoriai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5-16T16:57:14" calcext:value-type="date">
            <text:p>16/05/16 16:57</text:p>
          </table:table-cell>
        </table:table-row>
        <table:table-row table:style-name="ro1">
          <table:table-cell office:value-type="float" office:value="4379487" calcext:value-type="float">
            <text:p>4379487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Trapézios de Natal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date" office:date-value="2016-05-13T22:57:11" calcext:value-type="date">
            <text:p>13/05/16 22:57</text:p>
          </table:table-cell>
        </table:table-row>
        <table:table-row table:style-name="ro1">
          <table:table-cell office:value-type="float" office:value="4379457" calcext:value-type="float">
            <text:p>4379457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Matriz Quadrada II</text:p>
          </table:table-cell>
          <table:table-cell office:value-type="string" calcext:value-type="string">
            <text:p>C</text:p>
          </table:table-cell>
          <table:table-cell office:value-type="float" office:value="56" calcext:value-type="float">
            <text:p>56</text:p>
          </table:table-cell>
          <table:table-cell office:value-type="date" office:date-value="2016-05-13T22:53:26" calcext:value-type="date">
            <text:p>13/05/16 22:53</text:p>
          </table:table-cell>
        </table:table-row>
        <table:table-row table:style-name="ro1">
          <table:table-cell office:value-type="float" office:value="4379194" calcext:value-type="float">
            <text:p>4379194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Triângul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5-13T22:17:19" calcext:value-type="date">
            <text:p>13/05/16 22:17</text:p>
          </table:table-cell>
        </table:table-row>
        <table:table-row table:style-name="ro1">
          <table:table-cell office:value-type="float" office:value="4378460" calcext:value-type="float">
            <text:p>4378460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Soma Natura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5-13T21:14:36" calcext:value-type="date">
            <text:p>13/05/16 21:14</text:p>
          </table:table-cell>
        </table:table-row>
        <table:table-row table:style-name="ro1">
          <table:table-cell office:value-type="float" office:value="4378360" calcext:value-type="float">
            <text:p>4378360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op 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5-13T21:05:16" calcext:value-type="date">
            <text:p>13/05/16 21:05</text:p>
          </table:table-cell>
        </table:table-row>
        <table:table-row table:style-name="ro1">
          <table:table-cell office:value-type="float" office:value="4378265" calcext:value-type="float">
            <text:p>4378265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Top 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5-13T20:55:10" calcext:value-type="date">
            <text:p>13/05/16 20:55</text:p>
          </table:table-cell>
        </table:table-row>
        <table:table-row table:style-name="ro1">
          <table:table-cell office:value-type="float" office:value="4353684" calcext:value-type="float">
            <text:p>4353684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RS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5-11T12:26:37" calcext:value-type="date">
            <text:p>11/05/16 12:26</text:p>
          </table:table-cell>
        </table:table-row>
        <table:table-row table:style-name="ro1">
          <table:table-cell office:value-type="float" office:value="4327305" calcext:value-type="float">
            <text:p>4327305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Máquina de Verificação Au...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5-07T19:56:03" calcext:value-type="date">
            <text:p>07/05/16 19:56</text:p>
          </table:table-cell>
        </table:table-row>
        <table:table-row table:style-name="ro1">
          <table:table-cell office:value-type="float" office:value="4289615" calcext:value-type="float">
            <text:p>4289615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Jogo do Limit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5-04T12:14:50" calcext:value-type="date">
            <text:p>04/05/16 12:14</text:p>
          </table:table-cell>
        </table:table-row>
        <table:table-row table:style-name="ro1">
          <table:table-cell office:value-type="float" office:value="4288954" calcext:value-type="float">
            <text:p>4288954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Esquerda, Volver!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date" office:date-value="2016-05-04T10:54:34" calcext:value-type="date">
            <text:p>04/05/16 10:54</text:p>
          </table:table-cell>
        </table:table-row>
        <table:table-row table:style-name="ro1">
          <table:table-cell office:value-type="float" office:value="4288850" calcext:value-type="float">
            <text:p>4288850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date" office:date-value="2016-05-04T10:42:05" calcext:value-type="date">
            <text:p>04/05/16 10:42</text:p>
          </table:table-cell>
        </table:table-row>
        <table:table-row table:style-name="ro1">
          <table:table-cell office:value-type="float" office:value="4288793" calcext:value-type="float">
            <text:p>4288793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Fases da Lu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5-04T10:34:57" calcext:value-type="date">
            <text:p>04/05/16 10:34</text:p>
          </table:table-cell>
        </table:table-row>
        <table:table-row table:style-name="ro1">
          <table:table-cell office:value-type="float" office:value="4217814" calcext:value-type="float">
            <text:p>4217814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Numeração Romana para Núm...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4-26T18:01:09" calcext:value-type="date">
            <text:p>26/04/16 18:01</text:p>
          </table:table-cell>
        </table:table-row>
        <table:table-row table:style-name="ro1">
          <table:table-cell office:value-type="float" office:value="4217414" calcext:value-type="float">
            <text:p>4217414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Alarme Despertado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4-26T17:23:39" calcext:value-type="date">
            <text:p>26/04/16 17:23</text:p>
          </table:table-cell>
        </table:table-row>
        <table:table-row table:style-name="ro1">
          <table:table-cell office:value-type="float" office:value="4217375" calcext:value-type="float">
            <text:p>4217375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Jogo do Maior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date" office:date-value="2016-04-26T17:20:41" calcext:value-type="date">
            <text:p>26/04/16 17:20</text:p>
          </table:table-cell>
        </table:table-row>
        <table:table-row table:style-name="ro1">
          <table:table-cell office:value-type="float" office:value="3982169" calcext:value-type="float">
            <text:p>3982169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Há Muito, Muito Tempo Atrás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date" office:date-value="2016-03-30T19:00:36" calcext:value-type="date">
            <text:p>30/03/16 19:00</text:p>
          </table:table-cell>
        </table:table-row>
        <table:table-row table:style-name="ro1">
          <table:table-cell office:value-type="float" office:value="3982089" calcext:value-type="float">
            <text:p>3982089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Converter para Hexadecima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30T18:47:29" calcext:value-type="date">
            <text:p>30/03/16 18:47</text:p>
          </table:table-cell>
        </table:table-row>
        <table:table-row table:style-name="ro1">
          <table:table-cell office:value-type="float" office:value="3980908" calcext:value-type="float">
            <text:p>3980908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Pedra, Papel, Ataque Aére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30T16:26:06" calcext:value-type="date">
            <text:p>30/03/16 16:26</text:p>
          </table:table-cell>
        </table:table-row>
        <table:table-row table:style-name="ro1">
          <table:table-cell office:value-type="float" office:value="3962187" calcext:value-type="float">
            <text:p>3962187</text:p>
          </table:table-cell>
          <table:table-cell office:value-type="float" office:value="1848" calcext:value-type="float">
            <text:p>1848</text:p>
          </table:table-cell>
          <table:table-cell office:value-type="string" calcext:value-type="string">
            <text:p>Corvo Contado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8T20:32:28" calcext:value-type="date">
            <text:p>28/03/16 20:32</text:p>
          </table:table-cell>
        </table:table-row>
        <table:table-row table:style-name="ro1">
          <table:table-cell office:value-type="float" office:value="3941623" calcext:value-type="float">
            <text:p>394162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De Quem é a Vez?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5T22:09:56" calcext:value-type="date">
            <text:p>25/03/16 22:09</text:p>
          </table:table-cell>
        </table:table-row>
        <table:table-row table:style-name="ro1">
          <table:table-cell office:value-type="float" office:value="3941536" calcext:value-type="float">
            <text:p>3941536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Matriz 123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date" office:date-value="2016-03-25T21:51:47" calcext:value-type="date">
            <text:p>25/03/16 21:51</text:p>
          </table:table-cell>
        </table:table-row>
        <table:table-row table:style-name="ro1">
          <table:table-cell office:value-type="float" office:value="3935454" calcext:value-type="float">
            <text:p>3935454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Pula Sap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5T01:56:55" calcext:value-type="date">
            <text:p>25/03/16 01:56</text:p>
          </table:table-cell>
        </table:table-row>
        <table:table-row table:style-name="ro1">
          <table:table-cell office:value-type="float" office:value="3935408" calcext:value-type="float">
            <text:p>3935408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Mjölni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5T01:42:11" calcext:value-type="date">
            <text:p>25/03/16 01:42</text:p>
          </table:table-cell>
        </table:table-row>
        <table:table-row table:style-name="ro1">
          <table:table-cell office:value-type="float" office:value="3935378" calcext:value-type="float">
            <text:p>3935378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Polígonos Regulares Simple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5T01:34:30" calcext:value-type="date">
            <text:p>25/03/16 01:34</text:p>
          </table:table-cell>
        </table:table-row>
        <table:table-row table:style-name="ro1">
          <table:table-cell office:value-type="float" office:value="3935347" calcext:value-type="float">
            <text:p>3935347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Sequência de Sequência</text:p>
          </table:table-cell>
          <table:table-cell office:value-type="string" calcext:value-type="string">
            <text:p>C</text:p>
          </table:table-cell>
          <table:table-cell office:value-type="float" office:value="304" calcext:value-type="float">
            <text:p>304</text:p>
          </table:table-cell>
          <table:table-cell office:value-type="date" office:date-value="2016-03-25T01:29:34" calcext:value-type="date">
            <text:p>25/03/16 01:29</text:p>
          </table:table-cell>
        </table:table-row>
        <table:table-row table:style-name="ro1">
          <table:table-cell office:value-type="float" office:value="3935167" calcext:value-type="float">
            <text:p>3935167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O Film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5T00:53:57" calcext:value-type="date">
            <text:p>25/03/16 00:53</text:p>
          </table:table-cell>
        </table:table-row>
        <table:table-row table:style-name="ro1">
          <table:table-cell office:value-type="float" office:value="3935123" calcext:value-type="float">
            <text:p>3935123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O Escolhid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5T00:47:57" calcext:value-type="date">
            <text:p>25/03/16 00:47</text:p>
          </table:table-cell>
        </table:table-row>
        <table:table-row table:style-name="ro1">
          <table:table-cell office:value-type="float" office:value="3935083" calcext:value-type="float">
            <text:p>3935083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O Enigma do Pronalândi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5T00:39:48" calcext:value-type="date">
            <text:p>25/03/16 00:39</text:p>
          </table:table-cell>
        </table:table-row>
        <table:table-row table:style-name="ro1">
          <table:table-cell office:value-type="float" office:value="3935059" calcext:value-type="float">
            <text:p>3935059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Identificando o Chá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5T00:33:06" calcext:value-type="date">
            <text:p>25/03/16 00:33</text:p>
          </table:table-cell>
        </table:table-row>
        <table:table-row table:style-name="ro1">
          <table:table-cell office:value-type="float" office:value="3934992" calcext:value-type="float">
            <text:p>393499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Tri-d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5T00:16:54" calcext:value-type="date">
            <text:p>25/03/16 00:16</text:p>
          </table:table-cell>
        </table:table-row>
        <table:table-row table:style-name="ro1">
          <table:table-cell office:value-type="float" office:value="3934990" calcext:value-type="float">
            <text:p>3934990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Tri-du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5T00:16:42" calcext:value-type="date">
            <text:p>25/03/16 00:16</text:p>
          </table:table-cell>
        </table:table-row>
        <table:table-row table:style-name="ro1">
          <table:table-cell office:value-type="float" office:value="3934923" calcext:value-type="float">
            <text:p>3934923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A Resposta de Theo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5T00:02:29" calcext:value-type="date">
            <text:p>25/03/16 00:02</text:p>
          </table:table-cell>
        </table:table-row>
        <table:table-row table:style-name="ro1">
          <table:table-cell office:value-type="float" office:value="3934869" calcext:value-type="float">
            <text:p>3934869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Prefáci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4T23:50:23" calcext:value-type="date">
            <text:p>24/03/16 23:50</text:p>
          </table:table-cell>
        </table:table-row>
        <table:table-row table:style-name="ro1">
          <table:table-cell office:value-type="float" office:value="3933695" calcext:value-type="float">
            <text:p>3933695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Bazinga!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4T20:42:22" calcext:value-type="date">
            <text:p>24/03/16 20:42</text:p>
          </table:table-cell>
        </table:table-row>
        <table:table-row table:style-name="ro1">
          <table:table-cell office:value-type="float" office:value="3932823" calcext:value-type="float">
            <text:p>3932823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Tipos de Triângulo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4T18:29:39" calcext:value-type="date">
            <text:p>24/03/16 18:29</text:p>
          </table:table-cell>
        </table:table-row>
        <table:table-row table:style-name="ro1">
          <table:table-cell office:value-type="float" office:value="3932722" calcext:value-type="float">
            <text:p>3932722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Área Direit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4T18:15:00" calcext:value-type="date">
            <text:p>24/03/16 18:15</text:p>
          </table:table-cell>
        </table:table-row>
        <table:table-row table:style-name="ro1">
          <table:table-cell office:value-type="float" office:value="3932707" calcext:value-type="float">
            <text:p>3932707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Área Esquerd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4T18:13:12" calcext:value-type="date">
            <text:p>24/03/16 18:13</text:p>
          </table:table-cell>
        </table:table-row>
        <table:table-row table:style-name="ro1">
          <table:table-cell office:value-type="float" office:value="3932681" calcext:value-type="float">
            <text:p>3932681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Área Inferio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4T18:09:52" calcext:value-type="date">
            <text:p>24/03/16 18:09</text:p>
          </table:table-cell>
        </table:table-row>
        <table:table-row table:style-name="ro1">
          <table:table-cell office:value-type="float" office:value="3932625" calcext:value-type="float">
            <text:p>3932625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Área Superio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4T18:04:20" calcext:value-type="date">
            <text:p>24/03/16 18:04</text:p>
          </table:table-cell>
        </table:table-row>
        <table:table-row table:style-name="ro1">
          <table:table-cell office:value-type="float" office:value="3932240" calcext:value-type="float">
            <text:p>3932240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Nossos Dias Nunca Voltarã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4T17:17:39" calcext:value-type="date">
            <text:p>24/03/16 17:17</text:p>
          </table:table-cell>
        </table:table-row>
        <table:table-row table:style-name="ro1">
          <table:table-cell office:value-type="float" office:value="3932106" calcext:value-type="float">
            <text:p>3932106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Preenchimento de Vetor IV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6-03-24T17:05:05" calcext:value-type="date">
            <text:p>24/03/16 17:05</text:p>
          </table:table-cell>
        </table:table-row>
        <table:table-row table:style-name="ro1">
          <table:table-cell office:value-type="float" office:value="3481497" calcext:value-type="float">
            <text:p>3481497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Tomada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2-26T19:59:29" calcext:value-type="date">
            <text:p>26/12/15 19:59</text:p>
          </table:table-cell>
        </table:table-row>
        <table:table-row table:style-name="ro1">
          <table:table-cell office:value-type="float" office:value="3473839" calcext:value-type="float">
            <text:p>3473839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Experiência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2-23T16:51:12" calcext:value-type="date">
            <text:p>23/12/15 16:51</text:p>
          </table:table-cell>
        </table:table-row>
        <table:table-row table:style-name="ro1">
          <table:table-cell office:value-type="float" office:value="3455191" calcext:value-type="float">
            <text:p>3455191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Menor e Posiçã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2-18T13:36:27" calcext:value-type="date">
            <text:p>18/12/15 13:36</text:p>
          </table:table-cell>
        </table:table-row>
        <table:table-row table:style-name="ro1">
          <table:table-cell office:value-type="float" office:value="3452885" calcext:value-type="float">
            <text:p>3452885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A Corrida de Lesmas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date" office:date-value="2015-12-17T22:36:51" calcext:value-type="date">
            <text:p>17/12/15 22:36</text:p>
          </table:table-cell>
        </table:table-row>
        <table:table-row table:style-name="ro1">
          <table:table-cell office:value-type="float" office:value="3452373" calcext:value-type="float">
            <text:p>3452373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Ho Ho Ho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date" office:date-value="2015-12-17T20:01:54" calcext:value-type="date">
            <text:p>17/12/15 20:01</text:p>
          </table:table-cell>
        </table:table-row>
        <table:table-row table:style-name="ro1">
          <table:table-cell office:value-type="float" office:value="3452327" calcext:value-type="float">
            <text:p>3452327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Fibonacci em Veto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2-17T19:53:57" calcext:value-type="date">
            <text:p>17/12/15 19:53</text:p>
          </table:table-cell>
        </table:table-row>
        <table:table-row table:style-name="ro1">
          <table:table-cell office:value-type="float" office:value="3448601" calcext:value-type="float">
            <text:p>3448601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Preenchimento de Vetor III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2-16T21:13:09" calcext:value-type="date">
            <text:p>16/12/15 21:13</text:p>
          </table:table-cell>
        </table:table-row>
        <table:table-row table:style-name="ro1">
          <table:table-cell office:value-type="float" office:value="3448437" calcext:value-type="float">
            <text:p>3448437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Preenchimento de Vetor I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2-16T20:19:21" calcext:value-type="date">
            <text:p>16/12/15 20:19</text:p>
          </table:table-cell>
        </table:table-row>
        <table:table-row table:style-name="ro1">
          <table:table-cell office:value-type="float" office:value="3448425" calcext:value-type="float">
            <text:p>3448425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Preenchimento de Vetor II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2-16T20:14:50" calcext:value-type="date">
            <text:p>16/12/15 20:14</text:p>
          </table:table-cell>
        </table:table-row>
        <table:table-row table:style-name="ro1">
          <table:table-cell office:value-type="float" office:value="3448402" calcext:value-type="float">
            <text:p>3448402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Seleçao em Vetor I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2-16T20:07:38" calcext:value-type="date">
            <text:p>16/12/15 20:07</text:p>
          </table:table-cell>
        </table:table-row>
        <table:table-row table:style-name="ro1">
          <table:table-cell office:value-type="float" office:value="3448339" calcext:value-type="float">
            <text:p>3448339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Troca em Vetor I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2-16T19:52:28" calcext:value-type="date">
            <text:p>16/12/15 19:52</text:p>
          </table:table-cell>
        </table:table-row>
        <table:table-row table:style-name="ro1">
          <table:table-cell office:value-type="float" office:value="3421164" calcext:value-type="float">
            <text:p>3421164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Abaixo da Diagonal Secund...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2-10T12:21:25" calcext:value-type="date">
            <text:p>10/12/15 12:21</text:p>
          </table:table-cell>
        </table:table-row>
        <table:table-row table:style-name="ro1">
          <table:table-cell office:value-type="float" office:value="3421143" calcext:value-type="float">
            <text:p>3421143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Acima da Diagonal Secundári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2-10T12:18:11" calcext:value-type="date">
            <text:p>10/12/15 12:18</text:p>
          </table:table-cell>
        </table:table-row>
        <table:table-row table:style-name="ro1">
          <table:table-cell office:value-type="float" office:value="3420970" calcext:value-type="float">
            <text:p>3420970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Abaixo da Diagonal Principa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2-10T11:50:20" calcext:value-type="date">
            <text:p>10/12/15 11:50</text:p>
          </table:table-cell>
        </table:table-row>
        <table:table-row table:style-name="ro1">
          <table:table-cell office:value-type="float" office:value="3420907" calcext:value-type="float">
            <text:p>3420907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Acima da Diagonal Principa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2-10T11:39:31" calcext:value-type="date">
            <text:p>10/12/15 11:39</text:p>
          </table:table-cell>
        </table:table-row>
        <table:table-row table:style-name="ro1">
          <table:table-cell office:value-type="float" office:value="3420676" calcext:value-type="float">
            <text:p>3420676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Coluna na Matriz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2-10T11:01:04" calcext:value-type="date">
            <text:p>10/12/15 11:01</text:p>
          </table:table-cell>
        </table:table-row>
        <table:table-row table:style-name="ro1">
          <table:table-cell office:value-type="float" office:value="3420659" calcext:value-type="float">
            <text:p>3420659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Linha na Matriz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2-10T10:58:00" calcext:value-type="date">
            <text:p>10/12/15 10:58</text:p>
          </table:table-cell>
        </table:table-row>
        <table:table-row table:style-name="ro1">
          <table:table-cell office:value-type="float" office:value="3317579" calcext:value-type="float">
            <text:p>3317579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Fila do Bandejão</text:p>
          </table:table-cell>
          <table:table-cell office:value-type="string" calcext:value-type="string">
            <text:p>C</text:p>
          </table:table-cell>
          <table:table-cell office:value-type="float" office:value="28" calcext:value-type="float">
            <text:p>28</text:p>
          </table:table-cell>
          <table:table-cell office:value-type="date" office:date-value="2015-11-21T00:10:07" calcext:value-type="date">
            <text:p>21/11/15 00:10</text:p>
          </table:table-cell>
        </table:table-row>
        <table:table-row table:style-name="ro1">
          <table:table-cell office:value-type="float" office:value="3303432" calcext:value-type="float">
            <text:p>3303432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Número Primo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date" office:date-value="2015-11-18T20:20:16" calcext:value-type="date">
            <text:p>18/11/15 20:20</text:p>
          </table:table-cell>
        </table:table-row>
        <table:table-row table:style-name="ro1">
          <table:table-cell office:value-type="float" office:value="3302754" calcext:value-type="float">
            <text:p>3302754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Motoboy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date" office:date-value="2015-11-18T18:15:42" calcext:value-type="date">
            <text:p>18/11/15 18:15</text:p>
          </table:table-cell>
        </table:table-row>
        <table:table-row table:style-name="ro1">
          <table:table-cell office:value-type="float" office:value="3265437" calcext:value-type="float">
            <text:p>3265437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date" office:date-value="2015-11-14T00:09:24" calcext:value-type="date">
            <text:p>14/11/15 00:09</text:p>
          </table:table-cell>
        </table:table-row>
        <table:table-row table:style-name="ro1">
          <table:table-cell office:value-type="float" office:value="2953606" calcext:value-type="float">
            <text:p>2953606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Substituição em Vetor I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02T21:01:58" calcext:value-type="date">
            <text:p>02/10/15 21:01</text:p>
          </table:table-cell>
        </table:table-row>
        <table:table-row table:style-name="ro1">
          <table:table-cell office:value-type="float" office:value="2951198" calcext:value-type="float">
            <text:p>2951198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Idade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02T13:21:14" calcext:value-type="date">
            <text:p>02/10/15 13:21</text:p>
          </table:table-cell>
        </table:table-row>
        <table:table-row table:style-name="ro1">
          <table:table-cell office:value-type="float" office:value="2950397" calcext:value-type="float">
            <text:p>2950397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Guilherme e Suas Pipa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02T09:58:56" calcext:value-type="date">
            <text:p>02/10/15 09:58</text:p>
          </table:table-cell>
        </table:table-row>
        <table:table-row table:style-name="ro1">
          <table:table-cell office:value-type="float" office:value="2950013" calcext:value-type="float">
            <text:p>2950013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Número Perfeit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02T08:28:39" calcext:value-type="date">
            <text:p>02/10/15 08:28</text:p>
          </table:table-cell>
        </table:table-row>
        <table:table-row table:style-name="ro1">
          <table:table-cell office:value-type="float" office:value="2949938" calcext:value-type="float">
            <text:p>2949938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Vitória e a Indecisã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02T08:04:52" calcext:value-type="date">
            <text:p>02/10/15 08:04</text:p>
          </table:table-cell>
        </table:table-row>
        <table:table-row table:style-name="ro1">
          <table:table-cell office:value-type="float" office:value="2949244" calcext:value-type="float">
            <text:p>2949244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Cont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02T00:41:32" calcext:value-type="date">
            <text:p>02/10/15 00:41</text:p>
          </table:table-cell>
        </table:table-row>
        <table:table-row table:style-name="ro1">
          <table:table-cell office:value-type="float" office:value="2944084" calcext:value-type="float">
            <text:p>2944084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Soma de Ímpares Consecuti...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01T08:18:24" calcext:value-type="date">
            <text:p>01/10/15 08:18</text:p>
          </table:table-cell>
        </table:table-row>
        <table:table-row table:style-name="ro1">
          <table:table-cell office:value-type="float" office:value="2944018" calcext:value-type="float">
            <text:p>2944018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Fibonacci Fáci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01T07:45:30" calcext:value-type="date">
            <text:p>01/10/15 07:45</text:p>
          </table:table-cell>
        </table:table-row>
        <table:table-row table:style-name="ro1">
          <table:table-cell office:value-type="float" office:value="2944017" calcext:value-type="float">
            <text:p>2944017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Triângul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01T07:44:15" calcext:value-type="date">
            <text:p>01/10/15 07:44</text:p>
          </table:table-cell>
        </table:table-row>
        <table:table-row table:style-name="ro1">
          <table:table-cell office:value-type="float" office:value="2943999" calcext:value-type="float">
            <text:p>2943999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Soma de Pares Consecutivo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10-01T07:31:06" calcext:value-type="date">
            <text:p>01/10/15 07:31</text:p>
          </table:table-cell>
        </table:table-row>
        <table:table-row table:style-name="ro1">
          <table:table-cell office:value-type="float" office:value="2943998" calcext:value-type="float">
            <text:p>2943998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PUM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date" office:date-value="2015-10-01T07:30:20" calcext:value-type="date">
            <text:p>01/10/15 07:30</text:p>
          </table:table-cell>
        </table:table-row>
        <table:table-row table:style-name="ro1">
          <table:table-cell office:value-type="float" office:value="2940518" calcext:value-type="float">
            <text:p>2940518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Divisores I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30T16:17:29" calcext:value-type="date">
            <text:p>30/09/15 16:17</text:p>
          </table:table-cell>
        </table:table-row>
        <table:table-row table:style-name="ro1">
          <table:table-cell office:value-type="float" office:value="2940501" calcext:value-type="float">
            <text:p>2940501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Ultrapassando Z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30T16:15:06" calcext:value-type="date">
            <text:p>30/09/15 16:15</text:p>
          </table:table-cell>
        </table:table-row>
        <table:table-row table:style-name="ro1">
          <table:table-cell office:value-type="float" office:value="2940480" calcext:value-type="float">
            <text:p>2940480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Sequência Lógic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30T16:11:12" calcext:value-type="date">
            <text:p>30/09/15 16:11</text:p>
          </table:table-cell>
        </table:table-row>
        <table:table-row table:style-name="ro1">
          <table:table-cell office:value-type="float" office:value="2938118" calcext:value-type="float">
            <text:p>2938118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Coordenadas de um Pont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30T08:33:23" calcext:value-type="date">
            <text:p>30/09/15 08:33</text:p>
          </table:table-cell>
        </table:table-row>
        <table:table-row table:style-name="ro1">
          <table:table-cell office:value-type="float" office:value="2938114" calcext:value-type="float">
            <text:p>2938114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Somando Inteiros Consecut...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30T08:29:45" calcext:value-type="date">
            <text:p>30/09/15 08:29</text:p>
          </table:table-cell>
        </table:table-row>
        <table:table-row table:style-name="ro1">
          <table:table-cell office:value-type="float" office:value="2938073" calcext:value-type="float">
            <text:p>2938073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Fatorial Simple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30T08:14:05" calcext:value-type="date">
            <text:p>30/09/15 08:14</text:p>
          </table:table-cell>
        </table:table-row>
        <table:table-row table:style-name="ro1">
          <table:table-cell office:value-type="float" office:value="2938068" calcext:value-type="float">
            <text:p>2938068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Sequência Lógica 2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date" office:date-value="2015-09-30T08:12:03" calcext:value-type="date">
            <text:p>30/09/15 08:12</text:p>
          </table:table-cell>
        </table:table-row>
        <table:table-row table:style-name="ro1">
          <table:table-cell office:value-type="float" office:value="2933770" calcext:value-type="float">
            <text:p>2933770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Flores de Fog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9T14:07:06" calcext:value-type="date">
            <text:p>29/09/15 14:07</text:p>
          </table:table-cell>
        </table:table-row>
        <table:table-row table:style-name="ro1">
          <table:table-cell office:value-type="float" office:value="2933316" calcext:value-type="float">
            <text:p>2933316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Sequência S II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9T12:42:45" calcext:value-type="date">
            <text:p>29/09/15 12:42</text:p>
          </table:table-cell>
        </table:table-row>
        <table:table-row table:style-name="ro1">
          <table:table-cell office:value-type="float" office:value="2933279" calcext:value-type="float">
            <text:p>2933279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Sequência 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9T12:35:22" calcext:value-type="date">
            <text:p>29/09/15 12:35</text:p>
          </table:table-cell>
        </table:table-row>
        <table:table-row table:style-name="ro1">
          <table:table-cell office:value-type="float" office:value="2933074" calcext:value-type="float">
            <text:p>2933074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Sequências Crescentes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office:value-type="date" office:date-value="2015-09-29T12:05:06" calcext:value-type="date">
            <text:p>29/09/15 12:05</text:p>
          </table:table-cell>
        </table:table-row>
        <table:table-row table:style-name="ro1">
          <table:table-cell office:value-type="float" office:value="2933038" calcext:value-type="float">
            <text:p>2933038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Múltiplo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9T12:00:27" calcext:value-type="date">
            <text:p>29/09/15 12:00</text:p>
          </table:table-cell>
        </table:table-row>
        <table:table-row table:style-name="ro1">
          <table:table-cell office:value-type="float" office:value="2932365" calcext:value-type="float">
            <text:p>2932365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Sort Simple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9T10:27:42" calcext:value-type="date">
            <text:p>29/09/15 10:27</text:p>
          </table:table-cell>
        </table:table-row>
        <table:table-row table:style-name="ro1">
          <table:table-cell office:value-type="float" office:value="2932221" calcext:value-type="float">
            <text:p>2932221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Média 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9T10:05:04" calcext:value-type="date">
            <text:p>29/09/15 10:05</text:p>
          </table:table-cell>
        </table:table-row>
        <table:table-row table:style-name="ro1">
          <table:table-cell office:value-type="float" office:value="2914389" calcext:value-type="float">
            <text:p>2914389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Quadrado e ao Cub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6T13:29:26" calcext:value-type="date">
            <text:p>26/09/15 13:29</text:p>
          </table:table-cell>
        </table:table-row>
        <table:table-row table:style-name="ro1">
          <table:table-cell office:value-type="float" office:value="2914376" calcext:value-type="float">
            <text:p>2914376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Tipo de Combustíve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6T13:27:05" calcext:value-type="date">
            <text:p>26/09/15 13:27</text:p>
          </table:table-cell>
        </table:table-row>
        <table:table-row table:style-name="ro1">
          <table:table-cell office:value-type="float" office:value="2914349" calcext:value-type="float">
            <text:p>2914349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Grenai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6T13:20:59" calcext:value-type="date">
            <text:p>26/09/15 13:20</text:p>
          </table:table-cell>
        </table:table-row>
        <table:table-row table:style-name="ro1">
          <table:table-cell office:value-type="float" office:value="2914226" calcext:value-type="float">
            <text:p>2914226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Múltiplos de 1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6T12:55:52" calcext:value-type="date">
            <text:p>26/09/15 12:55</text:p>
          </table:table-cell>
        </table:table-row>
        <table:table-row table:style-name="ro1">
          <table:table-cell office:value-type="float" office:value="2914218" calcext:value-type="float">
            <text:p>2914218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Resto da Divisã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6T12:55:07" calcext:value-type="date">
            <text:p>26/09/15 12:55</text:p>
          </table:table-cell>
        </table:table-row>
        <table:table-row table:style-name="ro1">
          <table:table-cell office:value-type="float" office:value="2914157" calcext:value-type="float">
            <text:p>2914157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Várias Notas Com Validaçã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6T12:40:59" calcext:value-type="date">
            <text:p>26/09/15 12:40</text:p>
          </table:table-cell>
        </table:table-row>
        <table:table-row table:style-name="ro1">
          <table:table-cell office:value-type="float" office:value="2911582" calcext:value-type="float">
            <text:p>2911582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Validação de Not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5T23:06:31" calcext:value-type="date">
            <text:p>25/09/15 23:06</text:p>
          </table:table-cell>
        </table:table-row>
        <table:table-row table:style-name="ro1">
          <table:table-cell office:value-type="float" office:value="2900482" calcext:value-type="float">
            <text:p>290048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Dividindo X por Y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date" office:date-value="2015-09-24T08:33:27" calcext:value-type="date">
            <text:p>24/09/15 08:33</text:p>
          </table:table-cell>
        </table:table-row>
        <table:table-row table:style-name="ro1">
          <table:table-cell office:value-type="float" office:value="2900461" calcext:value-type="float">
            <text:p>2900461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Bob Conduit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4T08:27:05" calcext:value-type="date">
            <text:p>24/09/15 08:27</text:p>
          </table:table-cell>
        </table:table-row>
        <table:table-row table:style-name="ro1">
          <table:table-cell office:value-type="float" office:value="2900447" calcext:value-type="float">
            <text:p>2900447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Vai Ter Copa?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4T08:22:56" calcext:value-type="date">
            <text:p>24/09/15 08:22</text:p>
          </table:table-cell>
        </table:table-row>
        <table:table-row table:style-name="ro1">
          <table:table-cell office:value-type="float" office:value="2900424" calcext:value-type="float">
            <text:p>290042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Crescimento Populacional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date" office:date-value="2015-09-24T08:15:29" calcext:value-type="date">
            <text:p>24/09/15 08:15</text:p>
          </table:table-cell>
        </table:table-row>
        <table:table-row table:style-name="ro1">
          <table:table-cell office:value-type="float" office:value="2890491" calcext:value-type="float">
            <text:p>2890491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Sequencia IJ 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2T18:55:11" calcext:value-type="date">
            <text:p>22/09/15 18:55</text:p>
          </table:table-cell>
        </table:table-row>
        <table:table-row table:style-name="ro1">
          <table:table-cell office:value-type="float" office:value="2890412" calcext:value-type="float">
            <text:p>2890412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Quadrant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2T18:38:23" calcext:value-type="date">
            <text:p>22/09/15 18:38</text:p>
          </table:table-cell>
        </table:table-row>
        <table:table-row table:style-name="ro1">
          <table:table-cell office:value-type="float" office:value="2890307" calcext:value-type="float">
            <text:p>2890307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Senha Fix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2T18:10:33" calcext:value-type="date">
            <text:p>22/09/15 18:10</text:p>
          </table:table-cell>
        </table:table-row>
        <table:table-row table:style-name="ro1">
          <table:table-cell office:value-type="float" office:value="2890299" calcext:value-type="float">
            <text:p>2890299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Crescente e Decrescent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2T18:09:14" calcext:value-type="date">
            <text:p>22/09/15 18:09</text:p>
          </table:table-cell>
        </table:table-row>
        <table:table-row table:style-name="ro1">
          <table:table-cell office:value-type="float" office:value="2890281" calcext:value-type="float">
            <text:p>2890281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Sequência de Números e Som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2T18:06:17" calcext:value-type="date">
            <text:p>22/09/15 18:06</text:p>
          </table:table-cell>
        </table:table-row>
        <table:table-row table:style-name="ro1">
          <table:table-cell office:value-type="float" office:value="2890186" calcext:value-type="float">
            <text:p>2890186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Soma de Ímpares Consecuti...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2T17:50:42" calcext:value-type="date">
            <text:p>22/09/15 17:50</text:p>
          </table:table-cell>
        </table:table-row>
        <table:table-row table:style-name="ro1">
          <table:table-cell office:value-type="float" office:value="2877140" calcext:value-type="float">
            <text:p>2877140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Sequencia IJ 3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22:38:10" calcext:value-type="date">
            <text:p>20/09/15 22:38</text:p>
          </table:table-cell>
        </table:table-row>
        <table:table-row table:style-name="ro1">
          <table:table-cell office:value-type="float" office:value="2877138" calcext:value-type="float">
            <text:p>2877138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Sequencia IJ 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22:37:48" calcext:value-type="date">
            <text:p>20/09/15 22:37</text:p>
          </table:table-cell>
        </table:table-row>
        <table:table-row table:style-name="ro1">
          <table:table-cell office:value-type="float" office:value="2876993" calcext:value-type="float">
            <text:p>2876993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equencia IJ 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22:21:16" calcext:value-type="date">
            <text:p>20/09/15 22:21</text:p>
          </table:table-cell>
        </table:table-row>
        <table:table-row table:style-name="ro1">
          <table:table-cell office:value-type="float" office:value="2876637" calcext:value-type="float">
            <text:p>2876637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Maior e Posiçã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21:38:47" calcext:value-type="date">
            <text:p>20/09/15 21:38</text:p>
          </table:table-cell>
        </table:table-row>
        <table:table-row table:style-name="ro1">
          <table:table-cell office:value-type="float" office:value="2876608" calcext:value-type="float">
            <text:p>2876608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Médias Ponderada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21:34:28" calcext:value-type="date">
            <text:p>20/09/15 21:34</text:p>
          </table:table-cell>
        </table:table-row>
        <table:table-row table:style-name="ro1">
          <table:table-cell office:value-type="float" office:value="2876550" calcext:value-type="float">
            <text:p>287655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Tabuad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21:25:56" calcext:value-type="date">
            <text:p>20/09/15 21:25</text:p>
          </table:table-cell>
        </table:table-row>
        <table:table-row table:style-name="ro1">
          <table:table-cell office:value-type="float" office:value="2875734" calcext:value-type="float">
            <text:p>2875734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Quadrado de Pare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19:27:55" calcext:value-type="date">
            <text:p>20/09/15 19:27</text:p>
          </table:table-cell>
        </table:table-row>
        <table:table-row table:style-name="ro1">
          <table:table-cell office:value-type="float" office:value="2875712" calcext:value-type="float">
            <text:p>2875712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Resto 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19:24:42" calcext:value-type="date">
            <text:p>20/09/15 19:24</text:p>
          </table:table-cell>
        </table:table-row>
        <table:table-row table:style-name="ro1">
          <table:table-cell office:value-type="float" office:value="2875667" calcext:value-type="float">
            <text:p>2875667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Par ou Ímpa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19:18:37" calcext:value-type="date">
            <text:p>20/09/15 19:18</text:p>
          </table:table-cell>
        </table:table-row>
        <table:table-row table:style-name="ro1">
          <table:table-cell office:value-type="float" office:value="2875607" calcext:value-type="float">
            <text:p>2875607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Intervalo 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19:06:26" calcext:value-type="date">
            <text:p>20/09/15 19:06</text:p>
          </table:table-cell>
        </table:table-row>
        <table:table-row table:style-name="ro1">
          <table:table-cell office:value-type="float" office:value="2875540" calcext:value-type="float">
            <text:p>2875540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Pares, Ímpares, Positivos...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18:55:45" calcext:value-type="date">
            <text:p>20/09/15 18:55</text:p>
          </table:table-cell>
        </table:table-row>
        <table:table-row table:style-name="ro1">
          <table:table-cell office:value-type="float" office:value="2875534" calcext:value-type="float">
            <text:p>2875534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Tempo de um Event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18:53:59" calcext:value-type="date">
            <text:p>20/09/15 18:53</text:p>
          </table:table-cell>
        </table:table-row>
        <table:table-row table:style-name="ro1">
          <table:table-cell office:value-type="float" office:value="2875510" calcext:value-type="float">
            <text:p>2875510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Soma de Impares Consecuti...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18:48:32" calcext:value-type="date">
            <text:p>20/09/15 18:48</text:p>
          </table:table-cell>
        </table:table-row>
        <table:table-row table:style-name="ro1">
          <table:table-cell office:value-type="float" office:value="2875507" calcext:value-type="float">
            <text:p>2875507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Seis Números Ímpare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18:47:10" calcext:value-type="date">
            <text:p>20/09/15 18:47</text:p>
          </table:table-cell>
        </table:table-row>
        <table:table-row table:style-name="ro1">
          <table:table-cell office:value-type="float" office:value="2874918" calcext:value-type="float">
            <text:p>2874918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Números Ímpare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15:19:57" calcext:value-type="date">
            <text:p>20/09/15 15:19</text:p>
          </table:table-cell>
        </table:table-row>
        <table:table-row table:style-name="ro1">
          <table:table-cell office:value-type="float" office:value="2874874" calcext:value-type="float">
            <text:p>2874874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Pares entre Cinco Número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15:05:32" calcext:value-type="date">
            <text:p>20/09/15 15:05</text:p>
          </table:table-cell>
        </table:table-row>
        <table:table-row table:style-name="ro1">
          <table:table-cell office:value-type="float" office:value="2874872" calcext:value-type="float">
            <text:p>2874872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Positivos e Médi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20T15:05:01" calcext:value-type="date">
            <text:p>20/09/15 15:05</text:p>
          </table:table-cell>
        </table:table-row>
        <table:table-row table:style-name="ro1">
          <table:table-cell office:value-type="float" office:value="2868573" calcext:value-type="float">
            <text:p>2868573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Números Positivo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9T15:18:19" calcext:value-type="date">
            <text:p>19/09/15 15:18</text:p>
          </table:table-cell>
        </table:table-row>
        <table:table-row table:style-name="ro1">
          <table:table-cell office:value-type="float" office:value="2868550" calcext:value-type="float">
            <text:p>2868550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Aumento de Salári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9T15:15:36" calcext:value-type="date">
            <text:p>19/09/15 15:15</text:p>
          </table:table-cell>
        </table:table-row>
        <table:table-row table:style-name="ro1">
          <table:table-cell office:value-type="float" office:value="2868266" calcext:value-type="float">
            <text:p>2868266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Tempo de Jogo com Minuto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9T14:38:50" calcext:value-type="date">
            <text:p>19/09/15 14:38</text:p>
          </table:table-cell>
        </table:table-row>
        <table:table-row table:style-name="ro1">
          <table:table-cell office:value-type="float" office:value="2868219" calcext:value-type="float">
            <text:p>286821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Números Pare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9T14:33:37" calcext:value-type="date">
            <text:p>19/09/15 14:33</text:p>
          </table:table-cell>
        </table:table-row>
        <table:table-row table:style-name="ro1">
          <table:table-cell office:value-type="float" office:value="2868210" calcext:value-type="float">
            <text:p>2868210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9T14:32:59" calcext:value-type="date">
            <text:p>19/09/15 14:32</text:p>
          </table:table-cell>
        </table:table-row>
        <table:table-row table:style-name="ro1">
          <table:table-cell office:value-type="float" office:value="2868194" calcext:value-type="float">
            <text:p>2868194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Imposto de Rend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9T14:31:19" calcext:value-type="date">
            <text:p>19/09/15 14:31</text:p>
          </table:table-cell>
        </table:table-row>
        <table:table-row table:style-name="ro1">
          <table:table-cell office:value-type="float" office:value="2868185" calcext:value-type="float">
            <text:p>286818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9T14:30:31" calcext:value-type="date">
            <text:p>19/09/15 14:30</text:p>
          </table:table-cell>
        </table:table-row>
        <table:table-row table:style-name="ro1">
          <table:table-cell office:value-type="float" office:value="2868179" calcext:value-type="float">
            <text:p>2868179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9T14:29:38" calcext:value-type="date">
            <text:p>19/09/15 14:29</text:p>
          </table:table-cell>
        </table:table-row>
        <table:table-row table:style-name="ro1">
          <table:table-cell office:value-type="float" office:value="2868163" calcext:value-type="float">
            <text:p>2868163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Tempo de Jog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9T14:27:42" calcext:value-type="date">
            <text:p>19/09/15 14:27</text:p>
          </table:table-cell>
        </table:table-row>
        <table:table-row table:style-name="ro1">
          <table:table-cell office:value-type="float" office:value="2861603" calcext:value-type="float">
            <text:p>2861603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Lanche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8T17:32:12" calcext:value-type="date">
            <text:p>18/09/15 17:32</text:p>
          </table:table-cell>
        </table:table-row>
        <table:table-row table:style-name="ro1">
          <table:table-cell office:value-type="float" office:value="2861521" calcext:value-type="float">
            <text:p>2861521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Interval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8T17:23:01" calcext:value-type="date">
            <text:p>18/09/15 17:23</text:p>
          </table:table-cell>
        </table:table-row>
        <table:table-row table:style-name="ro1">
          <table:table-cell office:value-type="float" office:value="2861423" calcext:value-type="float">
            <text:p>286142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Fórmula de Bhaskar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8T17:10:17" calcext:value-type="date">
            <text:p>18/09/15 17:10</text:p>
          </table:table-cell>
        </table:table-row>
        <table:table-row table:style-name="ro1">
          <table:table-cell office:value-type="float" office:value="2861137" calcext:value-type="float">
            <text:p>2861137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Teste de Seleção 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8T16:42:39" calcext:value-type="date">
            <text:p>18/09/15 16:42</text:p>
          </table:table-cell>
        </table:table-row>
        <table:table-row table:style-name="ro1">
          <table:table-cell office:value-type="float" office:value="2861038" calcext:value-type="float">
            <text:p>2861038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Idade em Dia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8T16:33:56" calcext:value-type="date">
            <text:p>18/09/15 16:33</text:p>
          </table:table-cell>
        </table:table-row>
        <table:table-row table:style-name="ro1">
          <table:table-cell office:value-type="float" office:value="2860985" calcext:value-type="float">
            <text:p>2860985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Conversão de Temp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8T16:29:28" calcext:value-type="date">
            <text:p>18/09/15 16:29</text:p>
          </table:table-cell>
        </table:table-row>
        <table:table-row table:style-name="ro1">
          <table:table-cell office:value-type="float" office:value="2860925" calcext:value-type="float">
            <text:p>2860925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Gasto de Combustível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8T16:23:51" calcext:value-type="date">
            <text:p>18/09/15 16:23</text:p>
          </table:table-cell>
        </table:table-row>
        <table:table-row table:style-name="ro1">
          <table:table-cell office:value-type="float" office:value="2853791" calcext:value-type="float">
            <text:p>2853791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Consum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9:35:50" calcext:value-type="date">
            <text:p>17/09/15 19:35</text:p>
          </table:table-cell>
        </table:table-row>
        <table:table-row table:style-name="ro1">
          <table:table-cell office:value-type="float" office:value="2853748" calcext:value-type="float">
            <text:p>2853748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Áre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9:30:05" calcext:value-type="date">
            <text:p>17/09/15 19:30</text:p>
          </table:table-cell>
        </table:table-row>
        <table:table-row table:style-name="ro1">
          <table:table-cell office:value-type="float" office:value="2853569" calcext:value-type="float">
            <text:p>2853569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Diferenç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9:08:31" calcext:value-type="date">
            <text:p>17/09/15 19:08</text:p>
          </table:table-cell>
        </table:table-row>
        <table:table-row table:style-name="ro1">
          <table:table-cell office:value-type="float" office:value="2853560" calcext:value-type="float">
            <text:p>2853560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Média 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9:06:51" calcext:value-type="date">
            <text:p>17/09/15 19:06</text:p>
          </table:table-cell>
        </table:table-row>
        <table:table-row table:style-name="ro1">
          <table:table-cell office:value-type="float" office:value="2853552" calcext:value-type="float">
            <text:p>2853552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édia 1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9:05:50" calcext:value-type="date">
            <text:p>17/09/15 19:05</text:p>
          </table:table-cell>
        </table:table-row>
        <table:table-row table:style-name="ro1">
          <table:table-cell office:value-type="float" office:value="2853543" calcext:value-type="float">
            <text:p>2853543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Produto Simple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9:05:02" calcext:value-type="date">
            <text:p>17/09/15 19:05</text:p>
          </table:table-cell>
        </table:table-row>
        <table:table-row table:style-name="ro1">
          <table:table-cell office:value-type="float" office:value="2853522" calcext:value-type="float">
            <text:p>2853522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otas e Moeda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9:02:09" calcext:value-type="date">
            <text:p>17/09/15 19:02</text:p>
          </table:table-cell>
        </table:table-row>
        <table:table-row table:style-name="ro1">
          <table:table-cell office:value-type="float" office:value="2853511" calcext:value-type="float">
            <text:p>2853511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Cédula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9:00:41" calcext:value-type="date">
            <text:p>17/09/15 19:00</text:p>
          </table:table-cell>
        </table:table-row>
        <table:table-row table:style-name="ro1">
          <table:table-cell office:value-type="float" office:value="2853496" calcext:value-type="float">
            <text:p>2853496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Distânci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8:59:18" calcext:value-type="date">
            <text:p>17/09/15 18:59</text:p>
          </table:table-cell>
        </table:table-row>
        <table:table-row table:style-name="ro1">
          <table:table-cell office:value-type="float" office:value="2853481" calcext:value-type="float">
            <text:p>2853481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Distância Entre Dois Ponto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8:56:58" calcext:value-type="date">
            <text:p>17/09/15 18:56</text:p>
          </table:table-cell>
        </table:table-row>
        <table:table-row table:style-name="ro1">
          <table:table-cell office:value-type="float" office:value="2853445" calcext:value-type="float">
            <text:p>2853445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O Maior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8:51:03" calcext:value-type="date">
            <text:p>17/09/15 18:51</text:p>
          </table:table-cell>
        </table:table-row>
        <table:table-row table:style-name="ro1">
          <table:table-cell office:value-type="float" office:value="2853422" calcext:value-type="float">
            <text:p>285342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álculo Simple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8:48:01" calcext:value-type="date">
            <text:p>17/09/15 18:48</text:p>
          </table:table-cell>
        </table:table-row>
        <table:table-row table:style-name="ro1">
          <table:table-cell office:value-type="float" office:value="2853406" calcext:value-type="float">
            <text:p>2853406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Salário com Bônu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8:46:08" calcext:value-type="date">
            <text:p>17/09/15 18:46</text:p>
          </table:table-cell>
        </table:table-row>
        <table:table-row table:style-name="ro1">
          <table:table-cell office:value-type="float" office:value="2853397" calcext:value-type="float">
            <text:p>2853397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Salári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8:44:35" calcext:value-type="date">
            <text:p>17/09/15 18:44</text:p>
          </table:table-cell>
        </table:table-row>
        <table:table-row table:style-name="ro1">
          <table:table-cell office:value-type="float" office:value="2853371" calcext:value-type="float">
            <text:p>2853371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édia 1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8:42:16" calcext:value-type="date">
            <text:p>17/09/15 18:42</text:p>
          </table:table-cell>
        </table:table-row>
        <table:table-row table:style-name="ro1">
          <table:table-cell office:value-type="float" office:value="2853364" calcext:value-type="float">
            <text:p>285336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Produto Simples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8:41:39" calcext:value-type="date">
            <text:p>17/09/15 18:41</text:p>
          </table:table-cell>
        </table:table-row>
        <table:table-row table:style-name="ro1">
          <table:table-cell office:value-type="float" office:value="2853357" calcext:value-type="float">
            <text:p>285335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oma Simples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8:40:51" calcext:value-type="date">
            <text:p>17/09/15 18:40</text:p>
          </table:table-cell>
        </table:table-row>
        <table:table-row table:style-name="ro1">
          <table:table-cell office:value-type="float" office:value="2853336" calcext:value-type="float">
            <text:p>285333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Área do Círcul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8:38:19" calcext:value-type="date">
            <text:p>17/09/15 18:38</text:p>
          </table:table-cell>
        </table:table-row>
        <table:table-row table:style-name="ro1">
          <table:table-cell office:value-type="float" office:value="2853328" calcext:value-type="float">
            <text:p>2853328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Extremamente Básico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8:37:07" calcext:value-type="date">
            <text:p>17/09/15 18:37</text:p>
          </table:table-cell>
        </table:table-row>
        <table:table-row table:style-name="ro1">
          <table:table-cell office:value-type="float" office:value="2851976" calcext:value-type="float">
            <text:p>285197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otas e Moedas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5:21:18" calcext:value-type="date">
            <text:p>17/09/15 15:21</text:p>
          </table:table-cell>
        </table:table-row>
        <table:table-row table:style-name="ro1">
          <table:table-cell office:value-type="float" office:value="2851576" calcext:value-type="float">
            <text:p>2851576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Notas e Moedas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4:35:16" calcext:value-type="date">
            <text:p>17/09/15 14:35</text:p>
          </table:table-cell>
        </table:table-row>
        <table:table-row table:style-name="ro1">
          <table:table-cell office:value-type="float" office:value="2851282" calcext:value-type="float">
            <text:p>2851282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Esfera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date" office:date-value="2015-09-17T13:56:22" calcext:value-type="date">
            <text:p>17/09/15 13:56</text:p>
          </table:table-cell>
        </table:table-row>
        <table:table-row table:style-name="ro1">
          <table:table-cell office:value-type="float" office:value="1135963" calcext:value-type="float">
            <text:p>1135963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Vai Ter Copa?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4-09-22T21:45:38" calcext:value-type="date">
            <text:p>22/09/14 21:45</text:p>
          </table:table-cell>
        </table:table-row>
        <table:table-row table:style-name="ro1">
          <table:table-cell office:value-type="float" office:value="1135699" calcext:value-type="float">
            <text:p>1135699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Bob Conduite</text:p>
          </table:table-cell>
          <table:table-cell office:value-type="string" calcext:value-type="string">
            <text:p>C++</text:p>
          </table:table-cell>
          <table:table-cell office:value-type="float" office:value="4" calcext:value-type="float">
            <text:p>4</text:p>
          </table:table-cell>
          <table:table-cell office:value-type="date" office:date-value="2014-09-22T20:46:18" calcext:value-type="date">
            <text:p>22/09/14 20:46</text:p>
          </table:table-cell>
        </table:table-row>
        <table:table-row table:style-name="ro1">
          <table:table-cell office:value-type="float" office:value="1135677" calcext:value-type="float">
            <text:p>1135677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Crescimento Populacional</text:p>
          </table:table-cell>
          <table:table-cell office:value-type="string" calcext:value-type="string">
            <text:p>C++</text:p>
          </table:table-cell>
          <table:table-cell office:value-type="float" office:value="8" calcext:value-type="float">
            <text:p>8</text:p>
          </table:table-cell>
          <table:table-cell office:value-type="date" office:date-value="2014-09-22T20:41:45" calcext:value-type="date">
            <text:p>22/09/14 20:41</text:p>
          </table:table-cell>
        </table:table-row>
        <table:table-row table:style-name="ro1">
          <table:table-cell office:value-type="float" office:value="1135536" calcext:value-type="float">
            <text:p>1135536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4-09-22T20:06:30" calcext:value-type="date">
            <text:p>22/09/14 20:06</text:p>
          </table:table-cell>
        </table:table-row>
        <table:table-row table:style-name="ro1">
          <table:table-cell office:value-type="float" office:value="1134881" calcext:value-type="float">
            <text:p>1134881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Cédulas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4-09-22T16:38:47" calcext:value-type="date">
            <text:p>22/09/14 16:38</text:p>
          </table:table-cell>
        </table:table-row>
        <table:table-row table:style-name="ro1">
          <table:table-cell office:value-type="float" office:value="1134799" calcext:value-type="float">
            <text:p>1134799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Distância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4-09-22T16:23:03" calcext:value-type="date">
            <text:p>22/09/14 16:23</text:p>
          </table:table-cell>
        </table:table-row>
        <table:table-row table:style-name="ro1">
          <table:table-cell office:value-type="float" office:value="1134744" calcext:value-type="float">
            <text:p>1134744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Distância Entre Dois Pontos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4-09-22T16:12:10" calcext:value-type="date">
            <text:p>22/09/14 16:12</text:p>
          </table:table-cell>
        </table:table-row>
        <table:table-row table:style-name="ro1">
          <table:table-cell office:value-type="float" office:value="1134696" calcext:value-type="float">
            <text:p>1134696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O Maior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4-09-22T16:03:48" calcext:value-type="date">
            <text:p>22/09/14 16:03</text:p>
          </table:table-cell>
        </table:table-row>
        <table:table-row table:style-name="ro1">
          <table:table-cell office:value-type="float" office:value="1134655" calcext:value-type="float">
            <text:p>113465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Cálculo Simples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4-09-22T15:52:23" calcext:value-type="date">
            <text:p>22/09/14 15:52</text:p>
          </table:table-cell>
        </table:table-row>
        <table:table-row table:style-name="ro1">
          <table:table-cell office:value-type="float" office:value="1134647" calcext:value-type="float">
            <text:p>1134647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Salário com Bônus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4-09-22T15:49:51" calcext:value-type="date">
            <text:p>22/09/14 15:49</text:p>
          </table:table-cell>
        </table:table-row>
        <table:table-row table:style-name="ro1">
          <table:table-cell office:value-type="float" office:value="1109001" calcext:value-type="float">
            <text:p>110900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Salário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4-09-16T13:06:18" calcext:value-type="date">
            <text:p>16/09/14 13:06</text:p>
          </table:table-cell>
        </table:table-row>
        <table:table-row table:style-name="ro1">
          <table:table-cell office:value-type="float" office:value="1108991" calcext:value-type="float">
            <text:p>1108991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Diferença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4-09-16T13:02:31" calcext:value-type="date">
            <text:p>16/09/14 13:02</text:p>
          </table:table-cell>
        </table:table-row>
        <table:table-row table:style-name="ro1">
          <table:table-cell office:value-type="float" office:value="1108982" calcext:value-type="float">
            <text:p>1108982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Média 2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4-09-16T12:59:21" calcext:value-type="date">
            <text:p>16/09/14 12:59</text:p>
          </table:table-cell>
        </table:table-row>
        <table:table-row table:style-name="ro1">
          <table:table-cell office:value-type="float" office:value="1108978" calcext:value-type="float">
            <text:p>1108978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édia 1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4-09-16T12:57:36" calcext:value-type="date">
            <text:p>16/09/14 12:57</text:p>
          </table:table-cell>
        </table:table-row>
        <table:table-row table:style-name="ro1">
          <table:table-cell office:value-type="float" office:value="1108951" calcext:value-type="float">
            <text:p>110895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Produto Simples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4-09-16T12:51:50" calcext:value-type="date">
            <text:p>16/09/14 12:51</text:p>
          </table:table-cell>
        </table:table-row>
        <table:table-row table:style-name="ro1">
          <table:table-cell office:value-type="float" office:value="1108942" calcext:value-type="float">
            <text:p>1108942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oma Simples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4-09-16T12:50:13" calcext:value-type="date">
            <text:p>16/09/14 12:50</text:p>
          </table:table-cell>
        </table:table-row>
        <table:table-row table:style-name="ro1">
          <table:table-cell office:value-type="float" office:value="1108936" calcext:value-type="float">
            <text:p>1108936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Área do Círculo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4-09-16T12:48:24" calcext:value-type="date">
            <text:p>16/09/14 12:48</text:p>
          </table:table-cell>
        </table:table-row>
        <table:table-row table:style-name="ro1">
          <table:table-cell office:value-type="float" office:value="1108865" calcext:value-type="float">
            <text:p>1108865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Extremamente Básico</text:p>
          </table:table-cell>
          <table:table-cell office:value-type="string" calcext:value-type="string">
            <text:p>C++</text:p>
          </table:table-cell>
          <table:table-cell office:value-type="float" office:value="0" calcext:value-type="float">
            <text:p>0</text:p>
          </table:table-cell>
          <table:table-cell office:value-type="date" office:date-value="2014-09-16T12:27:31" calcext:value-type="date">
            <text:p>16/09/14 12: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0:29:51.4471439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0:27:34.715774982</meta:creation-date>
    <dc:date>2017-04-28T10:31:58.961750009</dc:date>
    <meta:editing-duration>PT4M</meta:editing-duration>
    <meta:editing-cycles>3</meta:editing-cycles>
    <meta:generator>LibreOffice/5.1.6.2$Linux_X86_64 LibreOffice_project/10m0$Build-2</meta:generator>
    <meta:document-statistic meta:table-count="1" meta:cell-count="1506" meta:object-count="0"/>
  </office:meta>
</office:document-meta>
</file>